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erif2" svg:font-family="'Liberation Serif'" style:font-adornments="Regular" style:font-family-generic="roman"/>
    <style:font-face style:name="Arial1" svg:font-family="Arial" style:font-family-generic="swiss"/>
    <style:font-face style:name="Arial2" svg:font-family="Arial" style:font-adornments="obyčejné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2" svg:font-family="Mangal" style:font-family-generic="swiss" style:font-pitch="variable"/>
    <style:font-face style:name="Microsoft YaHei2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"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svg:stroke-color="#000000" draw:fill="gradient" draw:fill-gradient-name="Gradient_20_14" draw:textarea-horizontal-align="justify" draw:textarea-vertical-align="middle" draw:auto-grow-height="false" fo:min-height="0.458cm" fo:min-width="0.20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8cm" fo:min-width="0.548cm"/>
    </style:style>
    <style:style style:name="gr4" style:family="graphic" style:parent-style-name="objectwithoutfill">
      <style:graphic-properties svg:stroke-width="0.03cm" svg:stroke-color="#ff0000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5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6" style:family="graphic" style:parent-style-name="objectwithoutfill">
      <style:graphic-properties svg:stroke-width="0.02cm" draw:marker-start-width="0.23cm" draw:marker-end="Arrow" draw:marker-end-width="0.08cm" draw:fill="none" draw:textarea-vertical-align="middle" fo:padding-top="0.135cm" fo:padding-bottom="0.135cm" fo:padding-left="0.26cm" fo:padding-right="0.26cm"/>
    </style:style>
    <style:style style:name="gr7" style:family="graphic" style:parent-style-name="objectwithoutfill">
      <style:graphic-properties svg:stroke-width="0.03cm" svg:stroke-color="#0000ff" draw:marker-start-width="0.295cm" draw:marker-end="Arrow" draw:marker-end-width="0.145cm" draw:fill="none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svg:stroke-width="0.03cm" svg:stroke-color="#000000" draw:marker-start-width="0.245cm" draw:marker-end-width="0.245cm" draw:fill="none" draw:textarea-vertical-align="middle" draw:auto-grow-height="false" fo:min-height="2.267cm" fo:min-width="0cm" fo:padding-top="0.14cm" fo:padding-bottom="0.14cm" fo:padding-left="0.265cm" fo:padding-right="0.265cm"/>
    </style:style>
    <style:style style:name="gr9" style:family="graphic" style:parent-style-name="standard">
      <style:graphic-properties svg:stroke-color="#000000" draw:fill="gradient" draw:fill-gradient-name="Gradient_20_13" draw:textarea-horizontal-align="justify" draw:textarea-vertical-align="middle" draw:auto-grow-height="false" fo:min-height="0.101cm" fo:min-width="0cm"/>
    </style:style>
    <style:style style:name="gr10" style:family="graphic" style:parent-style-name="standard">
      <style:graphic-properties svg:stroke-color="#000000" draw:fill="solid" draw:fill-color="#99ccff" draw:textarea-horizontal-align="justify" draw:textarea-vertical-align="middle" draw:auto-grow-height="false" fo:min-height="2.184cm" fo:min-width="3.402cm"/>
    </style:style>
    <style:style style:name="gr11" style:family="graphic" style:parent-style-name="standard">
      <style:graphic-properties svg:stroke-color="#000000" draw:fill="gradient" draw:fill-gradient-name="Gradient_20_7" draw:textarea-horizontal-align="justify" draw:textarea-vertical-align="middle" draw:auto-grow-height="false" fo:min-height="0.711cm" fo:min-width="0.461cm"/>
    </style:style>
    <style:style style:name="gr12" style:family="graphic" style:parent-style-name="standard">
      <style:graphic-properties svg:stroke-color="#000000" draw:fill="gradient" draw:fill-gradient-name="Linear_20_blue_2f_white" draw:textarea-horizontal-align="justify" draw:textarea-vertical-align="middle" draw:auto-grow-height="false" fo:min-height="0.026cm" fo:min-width="0cm"/>
    </style:style>
    <style:style style:name="gr13" style:family="graphic" style:parent-style-name="objectwithoutfill">
      <style:graphic-properties svg:stroke-width="0.03cm" draw:marker-start-width="0.295cm" draw:marker-end="Arrow" draw:marker-end-width="0.245cm" draw:fill="none" draw:textarea-vertical-align="middle" fo:padding-top="0.14cm" fo:padding-bottom="0.14cm" fo:padding-left="0.265cm" fo:padding-right="0.265cm"/>
    </style:style>
    <style:style style:name="gr14" style:family="graphic" style:parent-style-name="standard">
      <style:graphic-properties svg:stroke-color="#000000" draw:fill="solid" draw:fill-color="#ffcc99" draw:textarea-horizontal-align="justify" draw:textarea-vertical-align="middle" draw:auto-grow-height="false" fo:min-height="0.711cm" fo:min-width="0.461cm"/>
    </style:style>
    <style:style style:name="gr15" style:family="graphic" style:parent-style-name="objectwithoutfill">
      <style:graphic-properties svg:stroke-width="0.04cm" svg:stroke-color="#ff0000" draw:marker-start="Arrow" draw:marker-start-width="0.26cm" draw:marker-end="Arrow" draw:marker-end-width="0.26cm" draw:fill="none" draw:fill-color="#ff00ff" draw:textarea-vertical-align="middle" fo:padding-top="0.145cm" fo:padding-bottom="0.145cm" fo:padding-left="0.27cm" fo:padding-right="0.2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0.60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3.04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2.22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673cm"/>
    </style:style>
    <style:style style:name="gr20" style:family="graphic" style:parent-style-name="Objekt_20_bez_20_výplně_20_a_20_obrysu">
      <style:graphic-properties draw:textarea-vertical-align="middle" draw:ole-draw-aspect="1"/>
    </style:style>
    <style:style style:name="gr21" style:family="graphic" style:parent-style-name="objectwithoutfill">
      <style:graphic-properties svg:stroke-width="0.05cm" draw:marker-start-width="0.275cm" draw:marker-end="Arrow" draw:marker-end-width="0.375cm" draw:fill="none" draw:fill-color="#ff00ff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style:font-name="Arial"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style:font-name="Arial" fo:font-size="10pt" style:font-size-asian="10pt" style:font-size-complex="10pt"/>
    </style:style>
    <style:style style:name="P4" style:family="paragraph">
      <style:text-properties style:font-name="Arial" fo:font-size="10pt" fo:font-style="italic" style:font-size-asian="10pt" style:font-style-asian="italic" style:font-size-complex="10pt" style:font-style-complex="italic"/>
    </style:style>
    <style:style style:name="P5" style:family="paragraph">
      <style:paragraph-properties fo:text-align="center"/>
      <style:text-properties style:font-name="Arial" fo:font-size="10pt" fo:font-style="italic" style:font-size-asian="10pt" style:font-style-asian="italic" style:font-size-complex="10pt" style:font-style-complex="italic"/>
    </style:style>
    <style:style style:name="P6" style:family="paragraph">
      <style:paragraph-properties fo:text-align="center"/>
      <style:text-properties style:font-name="Arial" fo:font-size="12pt" style:font-size-asian="12pt" style:font-size-complex="12pt"/>
    </style:style>
    <style:style style:name="P7" style:family="paragraph"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>
      <style:text-properties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text-position="sub 58%" style:font-name="Arial" fo:font-size="10pt" style:font-size-asian="10pt" style:font-size-complex="10pt"/>
    </style:style>
    <style:style style:name="T3" style:family="text">
      <style:text-properties style:text-position="0% 100%" style:font-name="Arial" fo:font-size="10pt" fo:font-style="italic" style:font-name-asian="Liberation Serif2" style:font-size-asian="10pt" style:font-style-asian="italic" style:font-name-complex="Liberation Serif2" style:font-size-complex="10pt" style:font-style-complex="italic"/>
    </style:style>
    <style:style style:name="T4" style:family="text">
      <style:text-properties style:text-position="sub 58%" style:font-name="Arial" fo:font-size="10pt" style:font-name-asian="Liberation Serif2" style:font-size-asian="10pt" style:font-name-complex="Liberation Serif2" style:font-size-complex="10pt"/>
    </style:style>
    <style:style style:name="T5" style:family="text">
      <style:text-properties style:text-position="sub 58%" style:font-name="Arial" fo:font-size="10pt" fo:font-style="italic" style:font-name-asian="Liberation Serif2" style:font-size-asian="10pt" style:font-style-asian="italic" style:font-name-complex="Liberation Serif2" style:font-size-complex="10pt" style:font-style-complex="italic"/>
    </style:style>
    <style:style style:name="T6" style:family="text">
      <style:text-properties style:font-name="Arial" fo:font-size="10pt" fo:font-style="italic" style:font-name-asian="Liberation Serif2" style:font-size-asian="10pt" style:font-style-asian="italic" style:font-name-complex="Liberation Serif2" style:font-size-complex="10pt" style:font-style-complex="italic"/>
    </style:style>
    <style:style style:name="T7" style:family="text">
      <style:text-properties style:text-position="sub 58%" style:font-name="Arial" fo:font-size="10pt" fo:font-style="italic" style:font-size-asian="10pt" style:font-style-asian="italic" style:font-size-complex="10pt" style:font-style-complex="italic"/>
    </style:style>
    <style:style style:name="T8" style:family="text">
      <style:text-properties style:font-name="Arial2" fo:font-size="10pt" fo:font-style="italic" style:font-name-asian="Arial2" style:font-size-asian="10pt" style:font-style-asian="italic" style:font-name-complex="Arial2" style:font-size-complex="10pt" style:font-style-complex="italic"/>
    </style:style>
    <style:style style:name="T9" style:family="text">
      <style:text-properties style:text-position="sub 58%" style:font-name="Arial2" fo:font-size="10pt" fo:font-style="italic" style:font-name-asian="Arial2" style:font-size-asian="10pt" style:font-style-asian="italic" style:font-name-complex="Arial2" style:font-size-complex="10pt" style:font-style-complex="italic"/>
    </style:style>
    <style:style style:name="T10" style:family="text">
      <style:text-properties style:text-position="super 58%" style:font-name="Arial" fo:font-size="10pt" style:font-size-asian="10pt" style:font-size-complex="10pt"/>
    </style:style>
    <style:style style:name="T11" style:family="text">
      <style:text-properties style:font-name="Arial" fo:font-size="12pt" style:font-size-asian="12pt" style:font-size-complex="12pt"/>
    </style:style>
    <style:style style:name="T12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3" style:family="text">
      <style:text-properties style:font-name="Arial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line draw:style-name="gr1" draw:text-style-name="P1" draw:layer="layout" svg:x1="3.336cm" svg:y1="3.774cm" svg:x2="7.04cm" svg:y2="3.774cm">
          <text:p/>
        </draw:line>
        <draw:custom-shape draw:style-name="gr2" draw:text-style-name="P1" draw:layer="layout" svg:width="1cm" svg:height="1cm" svg:x="2.342cm" svg:y="3.156cm">
          <text:p text:style-name="P2"><text:span text:style-name="T1">q</text:span><text:span text:style-name="T2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7.042cm" svg:y="3.156cm">
          <text:p text:style-name="P2"><text:span text:style-name="T1">q</text:span><text:span text:style-name="T2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048cm" svg:height="0.968cm" svg:x="4.731cm" svg:y="2.965cm">
          <draw:text-box>
            <text:p><text:span text:style-name="T1">r</text:span><text:span text:style-name="T2">ij</text:span></text:p>
          </draw:text-box>
        </draw:frame>
        <draw:line draw:style-name="gr1" draw:text-style-name="P1" draw:layer="layout" svg:x1="3.336cm" svg:y1="8.574cm" svg:x2="6.822cm" svg:y2="8.574cm">
          <text:p/>
        </draw:line>
        <draw:line draw:style-name="gr4" draw:text-style-name="P1" draw:layer="layout" svg:x1="3.39cm" svg:y1="8.566cm" svg:x2="5.159cm" svg:y2="6.797cm">
          <text:p/>
        </draw:line>
        <draw:line draw:style-name="gr4" draw:text-style-name="P1" draw:layer="layout" svg:x1="6.083cm" svg:y1="8.574cm" svg:x2="6.995cm" svg:y2="6.383cm">
          <text:p/>
        </draw:line>
        <draw:path draw:style-name="gr5" draw:text-style-name="P1" draw:layer="layout" svg:width="0.654cm" svg:height="0.185cm" draw:transform="rotate (-0.997106601664361) translate (4.08664874973449cm 7.9214388279259cm)" svg:viewBox="0 0 655 186" svg:d="M0 128c288-192 409-164 655 58">
          <text:p/>
        </draw:path>
        <draw:path draw:style-name="gr5" draw:text-style-name="P1" draw:layer="layout" svg:width="0.654cm" svg:height="0.188cm" draw:transform="rotate (-0.997106601664361) translate (6.46069976036802cm 7.91011349248116cm)" svg:viewBox="0 0 655 189" svg:d="M0 131c288-193 375-172 655 58">
          <text:p/>
        </draw:path>
        <draw:frame draw:style-name="gr3" draw:text-style-name="P3" draw:layer="layout" svg:width="1.048cm" svg:height="0.968cm" svg:x="4.4cm" svg:y="9.014cm">
          <draw:text-box>
            <text:p><text:span text:style-name="T1">r</text:span><text:span text:style-name="T2">ij</text:span></text:p>
          </draw:text-box>
        </draw:frame>
        <draw:frame draw:style-name="gr3" draw:text-style-name="P3" draw:layer="layout" svg:width="1.048cm" svg:height="0.968cm" svg:x="3.524cm" svg:y="6.876cm">
          <draw:text-box>
            <text:p><text:span text:style-name="T3">μ</text:span><text:span text:style-name="T4">i</text:span></text:p>
          </draw:text-box>
        </draw:frame>
        <draw:line draw:style-name="gr6" draw:text-style-name="P1" draw:layer="layout" svg:x1="3.725cm" svg:y1="7.038cm" svg:x2="4.202cm" svg:y2="7.038cm">
          <text:p/>
        </draw:line>
        <draw:frame draw:style-name="gr3" draw:text-style-name="P3" draw:layer="layout" svg:width="1.048cm" svg:height="0.968cm" svg:x="5.905cm" svg:y="6.759cm">
          <draw:text-box>
            <text:p><text:span text:style-name="T3">μ</text:span><text:span text:style-name="T5">j</text:span></text:p>
          </draw:text-box>
        </draw:frame>
        <draw:line draw:style-name="gr6" draw:text-style-name="P1" draw:layer="layout" svg:x1="6.102cm" svg:y1="6.921cm" svg:x2="6.579cm" svg:y2="6.921cm">
          <text:p/>
        </draw:line>
        <draw:frame draw:style-name="gr3" draw:text-style-name="P4" draw:layer="layout" svg:width="1.048cm" svg:height="0.968cm" svg:x="4.127cm" svg:y="7.764cm">
          <draw:text-box>
            <text:p><text:span text:style-name="T6">Θ</text:span><text:span text:style-name="T7">i</text:span></text:p>
          </draw:text-box>
        </draw:frame>
        <draw:frame draw:style-name="gr3" draw:text-style-name="P4" draw:layer="layout" svg:width="1.048cm" svg:height="0.968cm" svg:x="6.408cm" svg:y="7.69cm">
          <draw:text-box>
            <text:p><text:span text:style-name="T6">Θ</text:span><text:span text:style-name="T5">j</text:span></text:p>
          </draw:text-box>
        </draw:frame>
        <draw:path draw:style-name="gr7" draw:text-style-name="P1" draw:layer="layout" svg:width="0.481cm" svg:height="0.435cm" draw:transform="rotate (1.45281206936008) translate (5.12661923377045cm 8.69367252255575cm)" svg:viewBox="0 0 482 436" svg:d="M0 54c318-198 738 200 280 382">
          <text:p/>
        </draw:path>
        <draw:custom-shape draw:style-name="gr8" draw:text-style-name="P1" draw:layer="layout" svg:width="0.508cm" svg:height="2.683cm" draw:transform="rotate (-1.5707963267949) translate (6.075cm 8.62cm)">
          <text:p/>
          <draw:enhanced-geometry svg:viewBox="0 0 21600 21600" draw:glue-points="0 0 0 21600 21600 10800" draw:text-areas="0 ?f9 7800 ?f10" draw:type="right-brace" draw:modifiers="1772.30769230769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" draw:text-style-name="P1" draw:layer="layout" svg:x1="3.012cm" svg:y1="13.642cm" svg:x2="5.929cm" svg:y2="13.642cm">
          <text:p/>
        </draw:line>
        <draw:line draw:style-name="gr4" draw:text-style-name="P1" draw:layer="layout" svg:x1="3.066cm" svg:y1="13.634cm" svg:x2="4.835cm" svg:y2="11.865cm">
          <text:p/>
        </draw:line>
        <draw:path draw:style-name="gr5" draw:text-style-name="P1" draw:layer="layout" svg:width="0.654cm" svg:height="0.185cm" draw:transform="rotate (-0.997106601664361) translate (3.76264874973449cm 12.9894388279259cm)" svg:viewBox="0 0 655 186" svg:d="M0 128c288-192 409-164 655 58">
          <text:p/>
        </draw:path>
        <draw:frame draw:style-name="gr3" draw:text-style-name="P3" draw:layer="layout" svg:width="1.048cm" svg:height="0.968cm" svg:x="3.2cm" svg:y="11.944cm">
          <draw:text-box>
            <text:p><text:span text:style-name="T3">μ</text:span><text:span text:style-name="T5">1</text:span></text:p>
          </draw:text-box>
        </draw:frame>
        <draw:line draw:style-name="gr6" draw:text-style-name="P1" draw:layer="layout" svg:x1="3.401cm" svg:y1="12.106cm" svg:x2="3.878cm" svg:y2="12.106cm">
          <text:p/>
        </draw:line>
        <draw:frame draw:style-name="gr3" draw:text-style-name="P4" draw:layer="layout" svg:width="1.048cm" svg:height="0.968cm" svg:x="3.803cm" svg:y="12.832cm">
          <draw:text-box>
            <text:p><text:span text:style-name="T6">Θ</text:span></text:p>
          </draw:text-box>
        </draw:frame>
        <draw:custom-shape draw:style-name="gr2" draw:text-style-name="P5" draw:layer="layout" svg:width="1cm" svg:height="1cm" svg:x="5.935cm" svg:y="13.128cm">
          <text:p text:style-name="P2"><text:span text:style-name="T8">α</text:span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283cm" svg:y1="17.86cm" svg:x2="5.937cm" svg:y2="19.315cm">
          <text:p/>
        </draw:line>
        <draw:custom-shape draw:style-name="gr2" draw:text-style-name="P1" draw:layer="layout" svg:width="1cm" svg:height="1cm" svg:x="3.435cm" svg:y="17.008cm">
          <text:p text:style-name="P2"><text:span text:style-name="T1">A</text:span><text:span text:style-name="T10">2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5.843cm" svg:y="19.158cm">
          <text:p text:style-name="P2"><text:span text:style-name="T1">B</text:span><text:span text:style-name="T10">2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495cm" svg:height="0.495cm" svg:x="5.206cm" svg:y="16.77cm">
          <text:p text:style-name="P2"><text:span text:style-name="T1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495cm" svg:height="0.495cm" svg:x="2.543cm" svg:y="17.15cm">
          <text:p text:style-name="P2"><text:span text:style-name="T1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495cm" svg:height="0.495cm" svg:x="7.024cm" svg:y="18.522cm">
          <text:p text:style-name="P2"><text:span text:style-name="T1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495cm" svg:height="0.495cm" svg:x="5.717cm" svg:y="20.723cm">
          <text:p text:style-name="P2"><text:span text:style-name="T1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048cm" svg:height="0.968cm" svg:x="1.893cm" svg:y="16.475cm">
          <draw:text-box>
            <text:p><text:span text:style-name="T3">r</text:span><text:span text:style-name="T5">1A</text:span></text:p>
          </draw:text-box>
        </draw:frame>
        <draw:line draw:style-name="gr6" draw:text-style-name="P1" draw:layer="layout" svg:x1="2.094cm" svg:y1="16.637cm" svg:x2="2.571cm" svg:y2="16.637cm">
          <text:p/>
        </draw:line>
        <draw:frame draw:style-name="gr3" draw:text-style-name="P3" draw:layer="layout" svg:width="1.048cm" svg:height="0.968cm" svg:x="5.018cm" svg:y="16.078cm">
          <draw:text-box>
            <text:p><text:span text:style-name="T3">r</text:span><text:span text:style-name="T5">2A</text:span></text:p>
          </draw:text-box>
        </draw:frame>
        <draw:line draw:style-name="gr6" draw:text-style-name="P1" draw:layer="layout" svg:x1="5.219cm" svg:y1="16.24cm" svg:x2="5.696cm" svg:y2="16.24cm">
          <text:p/>
        </draw:line>
        <draw:frame draw:style-name="gr3" draw:text-style-name="P3" draw:layer="layout" svg:width="1.048cm" svg:height="0.968cm" svg:x="4.804cm" svg:y="20.46cm">
          <draw:text-box>
            <text:p><text:span text:style-name="T3">r</text:span><text:span text:style-name="T5">1B</text:span></text:p>
          </draw:text-box>
        </draw:frame>
        <draw:line draw:style-name="gr6" draw:text-style-name="P1" draw:layer="layout" svg:x1="5.005cm" svg:y1="20.622cm" svg:x2="5.482cm" svg:y2="20.622cm">
          <text:p/>
        </draw:line>
        <draw:frame draw:style-name="gr3" draw:text-style-name="P3" draw:layer="layout" svg:width="1.048cm" svg:height="0.968cm" svg:x="7.003cm" svg:y="17.799cm">
          <draw:text-box>
            <text:p><text:span text:style-name="T3">r</text:span><text:span text:style-name="T5">2B</text:span></text:p>
          </draw:text-box>
        </draw:frame>
        <draw:line draw:style-name="gr6" draw:text-style-name="P1" draw:layer="layout" svg:x1="7.204cm" svg:y1="17.961cm" svg:x2="7.681cm" svg:y2="17.961cm">
          <text:p/>
        </draw:line>
        <draw:frame draw:style-name="gr3" draw:text-style-name="P4" draw:layer="layout" svg:width="1.048cm" svg:height="0.968cm" svg:x="5.208cm" svg:y="7.59cm">
          <draw:text-box>
            <text:p><text:span text:style-name="T8">φ</text:span></text:p>
          </draw:text-box>
        </draw:frame>
      </draw:page>
      <draw:page draw:name="page2" draw:style-name="dp1" draw:master-page-name="Výchozí">
        <draw:custom-shape draw:style-name="gr10" draw:text-style-name="P1" draw:layer="layout" svg:width="5.516cm" svg:height="3.44cm" svg:x="2.113cm" svg:y="9.4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359cm" svg:height="1.359cm" svg:x="2.267cm" svg:y="3.183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9cm" svg:height="0.39cm" svg:x="1.91cm" svg:y="2.812cm">
          <text:p text:style-name="P2"><text:span text:style-name="T1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359cm" svg:height="1.359cm" svg:x="4.867cm" svg:y="3.1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9cm" svg:height="0.39cm" svg:x="4.51cm" svg:y="2.8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9cm" svg:height="0.39cm" svg:x="5.611cm" svg:y="2.4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359cm" svg:height="1.359cm" svg:x="7.667cm" svg:y="3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9cm" svg:height="0.39cm" svg:x="7.31cm" svg:y="2.8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9cm" svg:height="0.39cm" svg:x="8.411cm" svg:y="2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9cm" svg:height="0.39cm" svg:x="8.412cm" svg:y="4.9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359cm" svg:height="1.359cm" svg:x="12.567cm" svg:y="3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9cm" svg:height="0.39cm" svg:x="12.21cm" svg:y="2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9cm" svg:height="0.39cm" svg:x="13.311cm" svg:y="2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9cm" svg:height="0.39cm" svg:x="13.312cm" svg:y="4.9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9cm" svg:height="0.39cm" svg:x="12.713cm" svg:y="4.7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9cm" svg:height="0.39cm" svg:x="11.914cm" svg:y="4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9cm" svg:height="0.39cm" svg:x="11.515cm" svg:y="3.6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9cm" svg:height="0.39cm" svg:x="11.516cm" svg:y="2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9cm" svg:height="0.39cm" svg:x="11.717cm" svg:y="1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9cm" svg:height="0.39cm" svg:x="12.218cm" svg:y="2.1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9cm" svg:height="0.39cm" svg:x="12.819cm" svg:y="1.6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9cm" svg:height="0.39cm" svg:x="13.82cm" svg:y="1.7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9cm" svg:height="0.39cm" svg:x="14.121cm" svg:y="2.4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9cm" svg:height="0.39cm" svg:x="14.122cm" svg:y="3.4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9cm" svg:height="0.39cm" svg:x="14.923cm" svg:y="3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9cm" svg:height="0.39cm" svg:x="14.924cm" svg:y="4.0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9cm" svg:height="0.39cm" svg:x="14.225cm" svg:y="4.7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9cm" svg:height="0.39cm" svg:x="14.226cm" svg:y="4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9cm" svg:height="0.39cm" svg:x="13.927cm" svg:y="5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9cm" svg:height="0.39cm" svg:x="12.428cm" svg:y="5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9cm" svg:height="0.39cm" svg:x="13.229cm" svg:y="5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3.804cm" svg:y1="3.859cm" svg:x2="4.729cm" svg:y2="3.859cm">
          <text:p/>
        </draw:line>
        <draw:line draw:style-name="gr13" draw:text-style-name="P2" draw:layer="layout" svg:x1="6.497cm" svg:y1="3.859cm" svg:x2="7.422cm" svg:y2="3.859cm">
          <text:p/>
        </draw:line>
        <draw:line draw:style-name="gr13" draw:text-style-name="P2" draw:layer="layout" svg:x1="9.283cm" svg:y1="3.859cm" svg:x2="11.201cm" svg:y2="3.859cm">
          <text:p/>
        </draw:line>
        <draw:custom-shape draw:style-name="gr14" draw:text-style-name="P7" draw:layer="layout" svg:width="1.359cm" svg:height="1.359cm" svg:x="3.591cm" svg:y="10.746cm">
          <text:p text:style-name="P2"><text:span text:style-name="T12">Q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2" draw:layer="layout" svg:x1="4.21cm" svg:y1="11.156cm" svg:x2="5.489cm" svg:y2="10.406cm">
          <text:p/>
        </draw:line>
        <draw:frame draw:style-name="gr16" draw:text-style-name="P8" draw:layer="layout" svg:width="1.103cm" svg:height="0.657cm" svg:x="3.638cm" svg:y="9.834cm">
          <draw:text-box>
            <text:p><text:span text:style-name="T12">MM</text:span></text:p>
          </draw:text-box>
        </draw:frame>
        <draw:frame draw:style-name="gr17" draw:text-style-name="P9" draw:layer="layout" svg:width="3.542cm" svg:height="0.64cm" svg:x="2.81cm" svg:y="23.015cm">
          <draw:text-box>
            <text:p><text:span text:style-name="T13">Poissonova rovnice</text:span></text:p>
          </draw:text-box>
        </draw:frame>
        <draw:frame draw:style-name="gr18" draw:text-style-name="P9" draw:layer="layout" svg:width="2.729cm" svg:height="1.029cm" svg:x="8.38cm" svg:y="20.037cm">
          <draw:text-box>
            <text:p><text:span text:style-name="T13">elektrostatický</text:span></text:p>
            <text:p><text:span text:style-name="T13">potenciál</text:span></text:p>
          </draw:text-box>
        </draw:frame>
        <draw:frame draw:style-name="gr19" draw:text-style-name="P9" draw:layer="layout" svg:width="3.173cm" svg:height="0.64cm" svg:x="2.995cm" svg:y="19.815cm">
          <draw:text-box>
            <text:p><text:span text:style-name="T13">nábojová hustota</text:span></text:p>
          </draw:text-box>
        </draw:frame>
        <draw:frame draw:style-name="gr20" draw:text-style-name="P2" xml:id="id2" draw:id="id2" draw:layer="layout" svg:width="1.948cm" svg:height="0.517cm" svg:x="3.607cm" svg:y="17.44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0" draw:text-style-name="P2" draw:layer="layout" svg:width="0.504cm" svg:height="0.327cm" svg:x="4.329cm" svg:y="20.47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0" draw:text-style-name="P2" xml:id="id1" draw:id="id1" draw:layer="layout" svg:width="3.347cm" svg:height="0.775cm" svg:x="2.908cm" svg:y="23.60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0" draw:text-style-name="P2" draw:layer="layout" svg:width="1.127cm" svg:height="0.479cm" svg:x="9.315cm" svg:y="21.01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21" draw:text-style-name="P2" draw:layer="layout" svg:x1="4.581cm" svg:y1="18.124cm" svg:x2="4.581cm" svg:y2="19.844cm">
          <text:p/>
        </draw:line>
        <draw:line draw:style-name="gr21" draw:text-style-name="P2" draw:layer="layout" svg:x1="4.581cm" svg:y1="21.112cm" svg:x2="4.581cm" svg:y2="22.832cm">
          <text:p/>
        </draw:line>
        <draw:connector draw:style-name="gr21" draw:text-style-name="P2" draw:layer="layout" draw:line-skew="1.268cm" svg:x1="6.255cm" svg:y1="23.993cm" svg:x2="5.555cm" svg:y2="17.705cm" draw:start-shape="id1" draw:start-glue-point="1" draw:end-shape="id2" draw:end-glue-point="1" svg:d="M6255 23993h1768v-6288h-2468" svg:viewBox="0 0 2469 62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Liberation Serif2" svg:font-family="'Liberation Serif'" style:font-adornments="Regular" style:font-family-generic="roman"/>
    <style:font-face style:name="Arial1" svg:font-family="Arial" style:font-family-generic="swiss"/>
    <style:font-face style:name="Arial2" svg:font-family="Arial" style:font-adornments="obyčejné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2" svg:font-family="Mangal" style:font-family-generic="swiss" style:font-pitch="variable"/>
    <style:font-face style:name="Microsoft YaHei2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3" draw:display-name="Gradient 13" draw:style="linear" draw:start-color="#23ff23" draw:end-color="#ffffff" draw:start-intensity="100%" draw:end-intensity="100%" draw:angle="0" draw:border="0%"/>
    <draw:gradient draw:name="Gradient_20_14" draw:display-name="Gradient 14" draw:style="ellipsoid" draw:cx="50%" draw:cy="50%" draw:start-color="#ff0000" draw:end-color="#ffffff" draw:start-intensity="100%" draw:end-intensity="100%" draw:angle="0" draw:border="5%"/>
    <draw:gradient draw:name="Gradient_20_7" draw:display-name="Gradient 7" draw:style="axial" draw:start-color="#ffff00" draw:end-color="#ffffcc" draw:start-intensity="100%" draw:end-intensity="100%" draw:angle="450" draw:border="15%"/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8T09:40:37.209000000</meta:creation-date>
    <dc:date>2015-01-10T18:00:36.420000000</dc:date>
    <meta:editing-duration>PT2M37S</meta:editing-duration>
    <meta:editing-cycles>2</meta:editing-cycles>
    <meta:generator>LibreOffice/4.3.5.2$Windows_x86 LibreOffice_project/3a87456aaa6a95c63eea1c1b3201acedf0751bd5</meta:generator>
    <meta:document-statistic meta:object-count="88"/>
  </office:meta>
</office:document-meta>
</file>

<file path=Object 1/content.xml><?xml version="1.0" encoding="utf-8"?>
<math xmlns="http://www.w3.org/1998/Math/MathML" display="block">
  <semantics>
    <mrow>
      <mover accent="true">
        <mi>H</mi>
        <mo stretchy="false">^</mo>
      </mover>
      <mrow>
        <mi mathvariant="normal">ψ</mi>
        <mo stretchy="false">=</mo>
        <mi>E</mi>
      </mrow>
      <mi mathvariant="normal">ψ</mi>
    </mrow>
    <annotation encoding="StarMath 5.0">hat H %ipsi = E %ipsi </annotation>
  </semantics>
</math>
</file>

<file path=Object 2/content.xml><?xml version="1.0" encoding="utf-8"?>
<math xmlns="http://www.w3.org/1998/Math/MathML" display="block">
  <semantics>
    <mi mathvariant="normal">ρ</mi>
    <annotation encoding="StarMath 5.0">%irho</annotation>
  </semantics>
</math>
</file>

<file path=Object 3/content.xml><?xml version="1.0" encoding="utf-8"?>
<math xmlns="http://www.w3.org/1998/Math/MathML" display="block">
  <semantics>
    <mrow>
      <msup>
        <mo stretchy="false">∇</mo>
        <mn>2</mn>
      </msup>
      <mi mathvariant="normal">Φ</mi>
      <mrow>
        <mrow>
          <mo fence="true" stretchy="false">(</mo>
          <mrow>
            <mi>r</mi>
          </mrow>
          <mo fence="true" stretchy="false">)</mo>
        </mrow>
        <mo stretchy="false">=</mo>
        <mfrac>
          <mrow>
            <mo stretchy="false">−</mo>
            <mrow>
              <mn>4</mn>
              <mi mathvariant="normal">π</mi>
              <mi mathvariant="normal">ρ</mi>
            </mrow>
          </mrow>
          <mi mathvariant="normal">ϵ</mi>
        </mfrac>
      </mrow>
    </mrow>
    <annotation encoding="StarMath 5.0">nabla^2 %iPHI ( r ) = - {4 %ipi %irho	} over {%iepsilon} </annotation>
  </semantics>
</math>
</file>

<file path=Object 4/content.xml><?xml version="1.0" encoding="utf-8"?>
<math xmlns="http://www.w3.org/1998/Math/MathML" display="block">
  <semantics>
    <mrow>
      <mi mathvariant="normal">Φ</mi>
      <mrow>
        <mo fence="true" stretchy="false">(</mo>
        <mrow>
          <mi>r</mi>
        </mrow>
        <mo fence="true" stretchy="false">)</mo>
      </mrow>
    </mrow>
    <annotation encoding="StarMath 5.0">%iPHI ( r )</annotation>
  </semantics>
</math>
</file>